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P1" style:family="paragraph" style:parent-style-name="Standard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nk vari:</text:p>
      <text:p text:style-name="Standard"/>
      <text:p text:style-name="Standard"><text:a xlink:type="simple" xlink:href="https://home-assistant.io/" text:style-name="Internet_20_link" text:visited-style-name="Visited_20_Internet_20_Link">https://home-assistant.io/</text:a></text:p>
      <text:p text:style-name="Standard"/>
      <text:p text:style-name="Standard"><text:a xlink:type="simple" xlink:href="https://home-assistant.io/" text:style-name="Internet_20_link" text:visited-style-name="Visited_20_Internet_20_Link">https://home-assistant.io/</text:a></text:p>
      <text:p text:style-name="Standard"/>
      <text:p text:style-name="Standard"/>
      <text:p text:style-name="Standard"><text:a xlink:type="simple" xlink:href="https://www.lora-alliance.org/lorawan-for-developers" text:style-name="Internet_20_link" text:visited-style-name="Visited_20_Internet_20_Link">https://www.lora-alliance.org/lorawan-for-developers</text:a></text:p>
      <text:p text:style-name="Standard"/>
      <text:p text:style-name="Standard"/>
      <text:p text:style-name="Standard"><text:a xlink:type="simple" xlink:href="https://www.semtech.com/products/wireless-rf/lora-transceivers" text:style-name="Internet_20_link" text:visited-style-name="Visited_20_Internet_20_Link">https://www.semtech.com/products/wireless-rf/lora-transceivers</text:a></text:p>
      <text:p text:style-name="Standard"/>
      <text:p text:style-name="Standard"><text:a xlink:type="simple" xlink:href="https://www.semtech.com/" text:style-name="Internet_20_link" text:visited-style-name="Visited_20_Internet_20_Link">https://www.semtech.com/</text:a></text:p>
      <text:p text:style-name="Standard"/>
      <text:p text:style-name="Standard"><text:a xlink:type="simple" xlink:href="https://www.semtech.com/technology/lora" text:style-name="Internet_20_link" text:visited-style-name="Visited_20_Internet_20_Link">https://www.semtech.com/technology/lora</text:a></text:p>
      <text:p text:style-name="Standard"/>
      <text:p text:style-name="Standard"><text:a xlink:type="simple" xlink:href="https://www.semtech.com/products/wireless-rf" text:style-name="Internet_20_link" text:visited-style-name="Visited_20_Internet_20_Link">https://www.semtech.com/products/wireless-rf</text:a></text:p>
      <text:p text:style-name="Standard"/>
      <text:p text:style-name="Standard"><text:a xlink:type="simple" xlink:href="https://www.semtech.com/technology/lora/lora-applications" text:style-name="Internet_20_link" text:visited-style-name="Visited_20_Internet_20_Link">https://www.semtech.com/technology/lora/lora-applications</text:a></text:p>
      <text:p text:style-name="Standard"/>
      <text:p text:style-name="Standard"><text:a xlink:type="simple" xlink:href="https://docs.wixstatic.com/ugd/eccc1a_20fe760334f84a9788c5b11820281bd0.pdf" text:style-name="Internet_20_link" text:visited-style-name="Visited_20_Internet_20_Link">https://docs.wixstatic.com/ugd/eccc1a_20fe760334f84a9788c5b11820281bd0.pdf</text:a></text:p>
      <text:p text:style-name="Standard"/>
      <text:p text:style-name="Standard"/>
      <text:p text:style-name="Standard"/>
      <text:p text:style-name="Standard"/>
      <text:p text:style-name="Standard"/>
      <text:p text:style-name="Standard">A. Spiess tutorial Gateway 1CH con esp:</text:p>
      <text:p text:style-name="Standard"><text:a xlink:type="simple" xlink:href="https://www.youtube.com/watch?v=ZV_ZY-0Q1lo&amp;vl=en" text:style-name="Internet_20_link" text:visited-style-name="Visited_20_Internet_20_Link">https://www.youtube.com/watch?v=ZV_ZY-0Q1lo&amp;vl=en</text:a></text:p>
      <text:p text:style-name="Standard"/>
      <text:p text:style-name="Standard">Cavo coassiale RG174</text:p>
      <text:p text:style-name="Standard">Connettori SMA</text:p>
      <text:p text:style-name="Standard"/>
      <text:p text:style-name="P1">https://robotzero.one/winext-sx1278-lora-module/ </text:p>
      <text:p text:style-name="Standard">test connessione con: <text:tab/>Arduino UNO<text:tab/></text:p>
      <text:p text:style-name="Standard"/>
      <text:p text:style-name="Standard"/>
      <text:p text:style-name="Standard"><text:span text:style-name="T1">https://github.com/jgromes/LoRaLib</text:span> </text:p>
      <text:p text:style-name="Text_20_body">Compatibile con Arduino, ESP 8266 e ESP32</text:p>
      <text:p text:style-name="Text_20_body">Arduino library for LoRa modules based on SX1278 and SX1272 chips</text:p>
      <text:p text:style-name="Text_20_body">Esempi di trasmissione, ricezione e setting vari</text:p>
      <text:p text:style-name="Standard"/>
      <text:p text:style-name="Standard"><text:span text:style-name="T1">https://github.com/open-electronics/LoRa</text:span> </text:p>
      <text:p text:style-name="Standard"/>
      <text:p text:style-name="Standard"/>
      <text:p text:style-name="Standard"><text:span text:style-name="T1">https://github.com/sandeepmistry/arduino-LoRa</text:span> </text:p>
      <text:p text:style-name="Standard"/>
      <text:p text:style-name="Standard"/>
      <text:p text:style-name="Standard"><text:span text:style-name="T1">https://www.arduinolibraries.info/libraries/lo-ra</text:span> </text:p>
      <text:p text:style-name="Standard"/>
      <text:p text:style-name="Standard"/>
      <text:p text:style-name="Standard"/>
      <text:p text:style-name="Standard"><text:soft-page-break/></text:p>
      <text:p text:style-name="Standard"><text:span text:style-name="T1">https://tutorial.cytron.io/2017/09/15/lesson-1-build-simple-arduino-lora-node-10-minutes/</text:span> </text:p>
      <text:p text:style-name="Standard">step by step</text:p>
      <text:p text:style-name="Standard"/>
      <text:p text:style-name="Standard"><text:a xlink:type="simple" xlink:href="https://www.teachmemicro.com/e32-ttl-100-sx1278-lora-module/" text:style-name="Internet_20_link" text:visited-style-name="Visited_20_Internet_20_Link">https://www.teachmemicro.com/e32-ttl-100-sx1278-lora-module/</text:a></text:p>
      <text:p text:style-name="Standard">descrizione comandi e timing modulo </text:p>
      <text:p text:style-name="P3"/>
      <text:p text:style-name="P2"><text:a xlink:type="simple" xlink:href="https://github.com/Bob0505/E32-TTL-100" text:style-name="Internet_20_link" text:visited-style-name="Visited_20_Internet_20_Link"><text:span text:style-name="T2">https://github.com/Bob0505/E32-TTL-100</text:span></text:a></text:p>
      <text:p text:style-name="P3">semplice test rx/tx</text:p>
      <text:p text:style-name="P3"/>
      <text:p text:style-name="P3"/>
      <text:p text:style-name="P3"><text:a xlink:type="simple" xlink:href="https://www.loraserver.io/" text:style-name="Internet_20_link" text:visited-style-name="Visited_20_Internet_20_Link">https://www.loraserver.io/</text:a></text:p>
      <text:p text:style-name="P3">Server LORA Open ambiente ubuntu e rasberry</text:p>
      <text:p text:style-name="P3"/>
      <text:p text:style-name="P3"/>
      <text:p text:style-name="P3"><text:a xlink:type="simple" xlink:href="https://www.semtech.com/" text:style-name="Internet_20_link" text:visited-style-name="Visited_20_Internet_20_Link">https://www.semtech.com/</text:a></text:p>
      <text:p text:style-name="P3">Produttore radio chip</text:p>
      <text:p text:style-name="P3"/>
      <text:p text:style-name="P3"/>
      <text:p text:style-name="P3">Video Youtube:</text:p>
      <text:p text:style-name="P3"><text:a xlink:type="simple" xlink:href="https://www.youtube.com/channel/UCu7_D0o48KbfhpEohoP7YSQ" text:style-name="Internet_20_link" text:visited-style-name="Visited_20_Internet_20_Link">https://www.youtube.com/channel/UCu7_D0o48KbfhpEohoP7YSQ</text:a></text:p>
      <text:p text:style-name="P3">Andreas Spiess – molti video sul tema LORA.</text:p>
      <text:p text:style-name="P3"><text:a xlink:type="simple" xlink:href="https://www.youtube.com/channel/UCvsMfEoIu_ZdBIgQVcY_AZA" text:style-name="Internet_20_link" text:visited-style-name="Visited_20_Internet_20_Link">https://www.youtube.com/channel/UCvsMfEoIu_ZdBIgQVcY_AZA</text:a></text:p>
      <text:p text:style-name="P3">V ideo relativi a LORA</text:p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it" fo:country="IT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mo" fo:font-size="14pt" style:font-name-asian="Noto Sans CJK SC Thin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loext:contextual-spacing="false" fo:margin-top="0.353cm" fo:margin-bottom="0.212cm"/>
      <style:text-properties style:font-name="Liberation Serif" fo:font-size="18pt" fo:font-weight="bold" style:font-name-asian="Noto Sans CJK SC Regular" style:font-size-asian="18pt" style:font-weight-asian="bold" style:font-name-complex="FreeSan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nrico Malacrida</meta:initial-creator>
    <meta:creation-date>2018-06-27T18:33:21</meta:creation-date>
    <dc:date>2018-07-03T18:10:45.50</dc:date>
    <meta:editing-duration>PT58M9S</meta:editing-duration>
    <meta:editing-cycles>8</meta:editing-cycles>
    <meta:generator>OpenOffice/4.1.3$Win32 OpenOffice.org_project/413m1$Build-9783</meta:generator>
    <meta:document-statistic meta:table-count="0" meta:image-count="0" meta:object-count="0" meta:page-count="2" meta:paragraph-count="38" meta:word-count="102" meta:character-count="1506"/>
    <dc:creator>Enrico Malacrida</dc:creator>
  </office:meta>
</office:document-meta>
</file>